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0.16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92.36pt"/>
    </style:style>
    <style:style style:name="co5" style:family="table-column">
      <style:table-column-properties fo:break-before="auto" style:column-width="382.11pt"/>
    </style:style>
    <style:style style:name="co6" style:family="table-column">
      <style:table-column-properties fo:break-before="auto" style:column-width="617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fo:background-color="#e4ffe2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e4ffe2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e4ffe2" fo:border-left="none" fo:border-right="0.06pt solid #000000" fo:border-top="0.06pt solid #000000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50">
      <style:table-cell-properties fo:border-bottom="none" fo:background-color="#e4ffe2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ackground-color="#e4ffe2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order-bottom="none" fo:background-color="#e4ffe2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e4ffe2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ackground-color="#e4ffe2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e4ffe2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e4ffe2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4ffe2"/>
    </style:style>
    <style:style style:name="ce30" style:family="table-cell" style:parent-style-name="Default" style:data-style-name="N5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29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intechFans Tokensale Steps</text:p>
          </table:table-cell>
          <table:table-cell table:style-name="ce6" office:value-type="string" calcext:value-type="string">
            <text:p>Mark when step done</text:p>
          </table:table-cell>
          <table:table-cell table:style-name="ce14" office:value-type="string" calcext:value-type="string">
            <text:p>Values to keep track of: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lue</text:p>
          </table:table-cell>
          <table:table-cell table:style-name="ce28" office:value-type="string" calcext:value-type="string">
            <text:p>TxID <text:span text:style-name="T1">(In Link on EtherScan)</text:span>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1. Fill in settings</text:p>
          </table:table-cell>
          <table:table-cell table:style-name="ce7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7" office:value-type="string" calcext:value-type="string">
            <text:p>StartTime (Readable)</text:p>
          </table:table-cell>
          <table:table-cell table:style-name="ce21" office:value-type="string" calcext:value-type="string">
            <text:p><text:s/></text:p>
          </table:table-cell>
          <table:table-cell/>
          <table:table-cell table:style-name="ce30"/>
        </table:table-row>
        <table:table-row table:style-name="ro2">
          <table:table-cell table:number-columns-repeated="4"/>
          <table:table-cell office:value-type="string" calcext:value-type="string">
            <text:p>StartTime (UNIX timestamp)</text:p>
          </table:table-cell>
          <table:table-cell table:style-name="ce55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endTime (Readable)</text:p>
          </table:table-cell>
          <table:table-cell table:style-name="ce56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endTime (UNIX timestamp)</text:p>
          </table:table-cell>
          <table:table-cell table:style-name="ce55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te: (tokens per ether)</text:p>
          </table:table-cell>
          <table:table-cell table:style-name="ce24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4"/>
          <table:table-cell table:style-name="ce9"/>
          <table:table-cell office:value-type="string" calcext:value-type="string">
            <text:p>goal (in 10^(-18) tokens)</text:p>
          </table:table-cell>
          <table:table-cell table:style-name="ce24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p (in 10^(-18) tokens)</text:p>
          </table:table-cell>
          <table:table-cell table:style-name="ce24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ce1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2. Create/lookup wallets</text:p>
          </table:table-cell>
          <table:table-cell table:style-name="ce7"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9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intechFansWallet</text:p>
          </table:table-cell>
          <table:table-cell table:style-name="ce58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ountiesWallet</text:p>
          </table:table-cell>
          <table:table-cell table:style-name="ce58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undersWallet</text:p>
          </table:table-cell>
          <table:table-cell table:style-name="ce58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ce1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. Run ‘flatten_fintech_coin.sh’, Deploy ‘FintechCoin’ from flattened_contracts/FintechCoinFlattened.sol</text:p>
          </table:table-cell>
          <table:table-cell table:style-name="ce11"/>
          <table:table-cell table:style-name="ce20" table:number-columns-repeated="2"/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oken Contract address:</text:p>
          </table:table-cell>
          <table:table-cell table:style-name="ce26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(TODO Presale funds)</text:p>
          </table:table-cell>
          <table:table-cell table:style-name="ce10"/>
          <table:table-cell table:style-name="ce5"/>
          <table:table-cell table:style-name="ce18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4. Fill in TheFintechFansCrowdsale settings</text:p>
          </table:table-cell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using above info</text:p>
          </table:table-cell>
          <table:table-cell table:style-name="ce12" office:value-type="string" calcext:value-type="string">
            <text:p><text:s/>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5. Insert PreSale minting statements in constructor of TheFintechFansCrowdsale</text:p>
          </table:table-cell>
          <table:table-cell table:style-name="ce7" office:value-type="string" calcext:value-type="string">
            <text:p><text:s/></text:p>
          </table:table-cell>
          <table:table-cell table:style-name="ce52"/>
          <table:table-cell table:style-name="ce20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/>
          <table:table-cell table:style-name="ce10" office:value-type="string" calcext:value-type="string">
            <text:p><text:s/>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6. Run ‘flatten_the_fintech_fans_crowdsale.sh’. Deploy ‘TheFintechFansCrowdsale’ from ‘flattened_contracts/TheFintechFansCrowdsaleFlattened.sol’</text:p>
          </table:table-cell>
          <table:table-cell table:style-name="ce7" office:value-type="string" calcext:value-type="string">
            <text:p><text:s/></text:p>
          </table:table-cell>
          <table:table-cell table:style-name="ce52"/>
          <table:table-cell table:style-name="ce20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7. Deploy TheFintechFansCrowdsale.</text:p>
          </table:table-cell>
          <table:table-cell table:style-name="ce7" office:value-type="string" calcext:value-type="string">
            <text:p><text:s/></text:p>
          </table:table-cell>
          <table:table-cell table:style-name="ce52" office:value-type="string" calcext:value-type="string">
            <text:p>TheFintechFansCrowdsale address</text:p>
          </table:table-cell>
          <table:table-cell table:style-name="ce60" office:value-type="string" calcext:value-type="string">
            <text:p><text:s/></text:p>
          </table:table-cell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8. Transfer Ownership of FintechCoin contract to TheFintechFansCrowdsale address.</text:p>
          </table:table-cell>
          <table:table-cell table:style-name="ce11"/>
          <table:table-cell table:style-name="ce52"/>
          <table:table-cell table:style-name="ce20"/>
          <table:table-cell table:style-name="ce27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9. Watch ‘RefundVault’ that is created under the hood to see how much ether raised.</text:p>
          </table:table-cell>
          <table:table-cell table:style-name="ce10"/>
          <table:table-cell table:style-name="Default" office:value-type="string" calcext:value-type="string">
            <text:p>RefundsVault address</text:p>
          </table:table-cell>
          <table:table-cell table:style-name="ce58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style-name="ce52"/>
          <table:table-cell table:style-name="ce20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style-name="ce2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10. Wait for the Tokensale to finish (endTime will be passed)</text:p>
          </table:table-cell>
          <table:table-cell table:style-name="ce7" office:value-type="string" calcext:value-type="string">
            <text:p><text:s/></text:p>
          </table:table-cell>
          <table:table-cell table:style-name="ce52"/>
          <table:table-cell table:style-name="ce20"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11. run the ‘Finalize’ call on TheFintechFansCrowdsale contract.</text:p>
          </table:table-cell>
          <table:table-cell table:style-name="ce44" office:value-type="string" calcext:value-type="string">
            <text:p><text:s/></text:p>
          </table:table-cell>
          <table:table-cell table:style-name="ce53"/>
          <table:table-cell table:style-name="ce61"/>
          <table:table-cell table:style-name="ce27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19:39:58.808523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0:26:34.146560159</meta:creation-date>
    <dc:date>2018-02-24T19:52:53.214366720</dc:date>
    <meta:editing-duration>PT12H21S</meta:editing-duration>
    <meta:editing-cycles>72</meta:editing-cycles>
    <meta:generator>LibreOffice/6.0.1.1$Linux_X86_64 LibreOffice_project/00m0$Build-1</meta:generator>
    <meta:document-statistic meta:table-count="1" meta:cell-count="59" meta:object-count="0"/>
  </office:meta>
</office:document-meta>
</file>